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ryptopunk: A game in which you create, customise and control a series of software programs in order to hack corporations and governments’ computer systems, represented as isometric dungeons.</text:span></text:p>
      <text:p text:style-name="P1"><text:span text:style-name="T2"/></text:p>
      <text:p text:style-name="P1"><text:span text:style-name="T3">Program features</text:span></text:p>
      <text:p text:style-name="P1"><text:span text:style-name="T4">–</text:span><text:span text:style-name="T5"><text:s/>size: counts toward limit of programs allowed to bring on run. Doubles as max hp.</text:span></text:p>
      <text:p text:style-name="P1"><text:span text:style-name="T6">- power: damage done when attacking another programs</text:span></text:p>
      <text:p text:style-name="P1"><text:span text:style-name="T7">–</text:span><text:span text:style-name="T8">speed: number of tiles program can move in a turn</text:span></text:p>
      <text:p text:style-name="P1"><text:span text:style-name="T9">--breach: ability to perform unauthorized access</text:span></text:p>
      <text:p text:style-name="P1"><text:span text:style-name="T9">--range: maximum attack distance</text:span></text:p>
      <text:p text:style-name="P1"><text:span text:style-name="T9">--sight: maximum view distance</text:span></text:p>
      <text:p text:style-name="P1"><text:span text:style-name="T9">--modular: number of upgrades that can be installed</text:span></text:p>
      <text:p text:style-name="P1"><text:span text:style-name="T9">keywords:</text:span></text:p>
      <text:p text:style-name="P1"><text:span text:style-name="T9">Ghost<text:s/></text:span><text:span text:style-name="T10">–</text:span><text:span text:style-name="T11"><text:s/>only visible to adjacent programs or sensors</text:span></text:p>
      <text:p text:style-name="P1"><text:span text:style-name="T12">flight<text:s/></text:span><text:span text:style-name="T13">–</text:span><text:span text:style-name="T14"><text:s/>can freely cross ledges, chasms</text:span></text:p>
      <text:p text:style-name="P1"><text:span text:style-name="T15">armor<text:s/></text:span><text:span text:style-name="T16">–</text:span><text:span text:style-name="T17"><text:s/>reduce incoming damage</text:span></text:p>
      <text:p text:style-name="P1"><text:span text:style-name="T18">recover<text:s/></text:span><text:span text:style-name="T19">–</text:span><text:span text:style-name="T20"><text:s/>heal each turn</text:span></text:p>
      <text:p text:style-name="P1"><text:span text:style-name="T21">sensor<text:s/></text:span><text:span text:style-name="T22">–</text:span><text:span text:style-name="T23"><text:s/>see ghosts</text:span></text:p>
      <text:p text:style-name="P1"><text:span text:style-name="T24">hit and run<text:s/></text:span><text:span text:style-name="T25">–</text:span><text:span text:style-name="T26"><text:s/>action does not end turn</text:span></text:p>
      <text:p text:style-name="P1"><text:span text:style-name="T27"/></text:p>
      <text:p text:style-name="P1"><text:span text:style-name="T28">Dungeon features<text:s/></text:span><text:span text:style-name="T29">–</text:span><text:span text:style-name="T30"><text:s/>procedurally generated!</text:span></text:p>
      <text:p text:style-name="P1"><text:span text:style-name="T31">-ledges, ramps, and chasms</text:span></text:p>
      <text:p text:style-name="P1"><text:span text:style-name="T31">- AI programs:</text:span></text:p>
      <text:p text:style-name="P1"><text:span text:style-name="T31">as player programs, have patrol, search, and attack modes, have turns in initiative, not shown until seen by player</text:span></text:p>
      <text:p text:style-name="P1"><text:span text:style-name="T31">Also have integrity stat (reduced by breach or damage), </text:span></text:p>
      <text:p text:style-name="P1"><text:span text:style-name="T31">loot (used to buy market stuff), programs (added to library), goal (determines whether mission counts toward progression)</text:span></text:p>
      <text:p text:style-name="P1"><text:span text:style-name="T31">firewalls (must be breached to pass)</text:span></text:p>
      <text:p text:style-name="P1"><text:span text:style-name="T31">vaults (must be breached to get loot inside)</text:span></text:p>
      <text:p text:style-name="P1"><text:span text:style-name="T31">ports<text:s/></text:span><text:span text:style-name="T32">–</text:span><text:span text:style-name="T33"><text:s/>bring in additional programs</text:span></text:p>
      <text:p text:style-name="P1"><text:span text:style-name="T34">security hub<text:s/></text:span><text:span text:style-name="T35">–</text:span><text:span text:style-name="T36"><text:s/>spawns hostile programs</text:span></text:p>
      <text:p text:style-name="P1"><text:span text:style-name="T37">terminals (can be used to disable programs and features, requires less or no breach, allows them to be turned back on again if desired)</text:span></text:p>
      <text:p text:style-name="P1"><text:span text:style-name="T37">scanners (sensor programs with no movement or attack, must be breached rather than attacked), can be disabled from terminals</text:span></text:p>
      <text:p text:style-name="P1"><text:span text:style-name="T38"/></text:p>
      <text:p text:style-name="P1"><text:span text:style-name="T39">Player programs:</text:span></text:p>
      <text:p text:style-name="P1"><text:span text:style-name="T39">Brute Force<text:s/></text:span><text:span text:style-name="T40">–</text:span><text:span text:style-name="T41"><text:s/>High size and power, only attacks adjacent, low breach</text:span></text:p>
      <text:p text:style-name="P1"><text:span text:style-name="T42">Rogue<text:s/></text:span><text:span text:style-name="T43">–</text:span><text:span text:style-name="T44"><text:s/>Small, significant power, short range, ghost, strong breach</text:span></text:p>
      <text:p text:style-name="P1"><text:span text:style-name="T45">Oculus<text:s/></text:span><text:span text:style-name="T46">–</text:span><text:span text:style-name="T47"><text:s/>Small, zero power, zero breach, flight, ghost, sensor(?)</text:span></text:p>
      <text:p text:style-name="P1"><text:span text:style-name="T48">Troll<text:s/></text:span><text:span text:style-name="T49">–</text:span><text:span text:style-name="T50"><text:s/>brute force, recover</text:span></text:p>
      <text:p text:style-name="P1"><text:span text:style-name="T51">Bug<text:s/></text:span><text:span text:style-name="T52">–</text:span><text:span text:style-name="T53"><text:s/>Small, fast, ghost, low power, high breach</text:span></text:p>
      <text:p text:style-name="P1"><text:span text:style-name="T53">Hunter - Medium, powerful ranged attack</text:span></text:p>
      <text:p text:style-name="P1"><text:span text:style-name="T53">Raider - Medium, hit and run</text:span></text:p>
      <text:p text:style-name="P1"><text:span text:style-name="T53">Assassin - Slow, long range, powerful attack, stealth</text:span></text:p>
      <text:p text:style-name="P1"><text:span text:style-name="T53">Harrier - medium, flies, hit and run</text:span></text:p>
      <text:p text:style-name="P1"><text:span text:style-name="T54">Banshee<text:s/></text:span><text:span text:style-name="T55">–</text:span><text:span text:style-name="T56"><text:s/>Medium, flies, high power, range</text:span></text:p>
      <text:p text:style-name="P1"><text:span text:style-name="T57">Wizard - small, sensor(?), high breach, extra upgrade slots, upgrades are smaller, comes with random upgrade</text:span></text:p>
      <text:p text:style-name="P1"><text:span text:style-name="T57">Doc - small, sensor, heals your units</text:span></text:p>
      <text:p text:style-name="P1"><text:span text:style-name="T57">Cryptid -<text:s text:c="2"/>randomize stats when purchasing<text:s/></text:span><text:span text:style-name="T58">–</text:span><text:span text:style-name="T59"><text:s/>reduced cost to reroll?</text:span></text:p>
      <text:p text:style-name="P1"><text:span text:style-name="T60"/></text:p>
      <text:p text:style-name="P1"><text:span text:style-name="T61">come in 1.0 -3.0 versions with better stats and more upgrade slots</text:span></text:p>
      <text:p text:style-name="P1"><text:span text:style-name="T62"/></text:p>
      <text:p text:style-name="P1"><text:span text:style-name="T63">Upgrades: Boost any stat, add any keyword, grant unique abilities</text:span></text:p>
      <text:p text:style-name="P1"><text:span text:style-name="T63">-teleport - damage self to move to any unoccupied space within visibility (swap?)</text:span></text:p>
      <text:p text:style-name="P1"><text:span text:style-name="T63">-defragment<text:s/></text:span><text:span text:style-name="T64">–</text:span><text:span text:style-name="T65"><text:s/>repair damage to friendly programs</text:span></text:p>
      <text:p text:style-name="P1"><text:span text:style-name="T66">-remote hack<text:s/></text:span><text:span text:style-name="T67">–</text:span><text:span text:style-name="T68"><text:s/>breach at up to program</text:span><text:span text:style-name="T69">’</text:span><text:span text:style-name="T70"><text:s/>s visibility range</text:span></text:p>
      <text:p text:style-name="P1"><text:span text:style-name="T71">-overclock<text:s/></text:span><text:span text:style-name="T72">–</text:span><text:span text:style-name="T73"><text:s/>do damage to friendly programs to give them extra turns</text:span></text:p>
      <text:p text:style-name="P1"><text:span text:style-name="T74">-deadlock<text:s/></text:span><text:span text:style-name="T75">–</text:span><text:span text:style-name="T76"><text:s/>damage self to skip hostile program</text:span><text:span text:style-name="T77">’</text:span><text:span text:style-name="T78">s turn</text:span></text:p>
      <text:p text:style-name="P1"><text:span text:style-name="T79"/></text:p>
      <text:p text:style-name="P1"><text:span text:style-name="T79"/></text:p>
      <text:p text:style-name="P1"><text:span text:style-name="T80">AI programs:</text:span></text:p>
      <text:p text:style-name="P1"><text:span text:style-name="T80">Watchdog</text:span></text:p>
      <text:p text:style-name="P1"><text:span text:style-name="T80">Sentinel</text:span></text:p>
      <text:p text:style-name="P1"><text:span text:style-name="T80">Ironclad</text:span></text:p>
      <text:p text:style-name="P1"><text:span text:style-name="T80">Turret</text:span></text:p>
      <text:p text:style-name="P1"><text:span text:style-name="T80">Hunter-Killer</text:span></text:p>
      <text:p text:style-name="P1"><text:span text:style-name="T80">Gargoyle</text:span></text:p>
      <text:p text:style-name="P1"><text:span text:style-name="T80">Falcon</text:span></text:p>
      <text:p text:style-name="P1"><text:span text:style-name="T80">Dragon</text:span></text:p>
      <text:p text:style-name="P1"><text:span text:style-name="T80">Cerberus</text:span></text:p>
      <text:p text:style-name="P1"><text:span text:style-name="T80">Blockchain<text:s/></text:span><text:span text:style-name="T81">–</text:span><text:span text:style-name="T82"><text:s/>creates clone when attack-moving</text:span></text:p>
      <text:p text:style-name="P1"><text:span text:style-name="T8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